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25-10-16 2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25-04-17 0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25-01-15 2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24-10-22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24-07-11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24-04-17 2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24-01-25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23-10-26 0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23-07-21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23-04-25 2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23-01-24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22-10-06 2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22-07-1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22-04-21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22-01-24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21-10-27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21-07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21-04-22 2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21-01-21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20-10-15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20-04-23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20-01-13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9-10-09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9-04-15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9-01-17 0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8-10-22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8-07-25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8-04-1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8-01-24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7-10-30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7-07-20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7-04-13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7-01-04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6-10-11 2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6-07-08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6-04-11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6-01-06 2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5-10-27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5-10-27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5-09-16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5-09-16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5-07-22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5-04-22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5-01-12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4-11-12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4-04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4-01-30 2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3-12-19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3-07-13 0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3-07-12 2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3-04-15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3-01-16 2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2-10-23 2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2-10-23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2-04-23 2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2-04-23 2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2-01-27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2-01-27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1-10-13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9224" calcext:value-type="float">
            <text:p>15.8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1-07-19 2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1-01-20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0-11-16 2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0-07-29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0-04-23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10-01-11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9-10-28 2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9-06-23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9-02-06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9-02-04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8-09-17 2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8-06-25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8-03-21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7-09-05 2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7-03-29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6-09-28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6-04-11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6-02-07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5-10-27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5-09-07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5-07-07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5-04-20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5-02-15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4-12-09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4-10-21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4-08-30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4-06-24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4-04-22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4-02-04 2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3-11-06 0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3-09-04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3-06-24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3-05-07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3-02-11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2-12-06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4744" calcext:value-type="float">
            <text:p>14.3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2-10-09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2-08-12 2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2-06-10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2-04-09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2-02-19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1-12-18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1-10-24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1-08-14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1-06-11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1-04-11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1-02-07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0-12-06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0-10-10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0-08-10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0-06-16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0-04-24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2000-02-17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1999-12-20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1999-10-12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1999-07-19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1999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3280</text:p>
          </table:table-cell>
          <table:table-cell office:value-type="string" calcext:value-type="string">
            <text:p>06S/01W-21CDC</text:p>
          </table:table-cell>
          <table:table-cell office:value-type="string" calcext:value-type="string">
            <text:p>1997-06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44" meta:object-count="0"/>
    <meta:user-defined meta:name="AppVersion">3.0</meta:user-defined>
  </office:meta>
</office:document-meta>
</file>